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854447148220484" calcext:value-type="float">
            <text:p>0.854447148220484</text:p>
          </table:table-cell>
          <table:table-cell office:value-type="float" office:value="0.868396441603816" calcext:value-type="float">
            <text:p>0.868396441603816</text:p>
          </table:table-cell>
          <table:table-cell office:value-type="float" office:value="0.875137974356496" calcext:value-type="float">
            <text:p>0.875137974356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29495112909827" calcext:value-type="float">
            <text:p>0.829495112909827</text:p>
          </table:table-cell>
          <table:table-cell office:value-type="float" office:value="0.835907603419104" calcext:value-type="float">
            <text:p>0.835907603419104</text:p>
          </table:table-cell>
          <table:table-cell office:value-type="float" office:value="0.845103870297587" calcext:value-type="float">
            <text:p>0.845103870297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883502264817556" calcext:value-type="float">
            <text:p>0.883502264817556</text:p>
          </table:table-cell>
          <table:table-cell office:value-type="float" office:value="0.895413582523664" calcext:value-type="float">
            <text:p>0.895413582523664</text:p>
          </table:table-cell>
          <table:table-cell office:value-type="float" office:value="0.908769582708677" calcext:value-type="float">
            <text:p>0.908769582708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89121246834596" calcext:value-type="float">
            <text:p>0.89121246834596</text:p>
          </table:table-cell>
          <table:table-cell office:value-type="float" office:value="0.902956267197927" calcext:value-type="float">
            <text:p>0.902956267197927</text:p>
          </table:table-cell>
          <table:table-cell office:value-type="float" office:value="0.905741532643636" calcext:value-type="float">
            <text:p>0.905741532643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888378197948138" calcext:value-type="float">
            <text:p>0.888378197948138</text:p>
          </table:table-cell>
          <table:table-cell office:value-type="float" office:value="0.89494097729524" calcext:value-type="float">
            <text:p>0.89494097729524</text:p>
          </table:table-cell>
          <table:table-cell office:value-type="float" office:value="0.890218163530032" calcext:value-type="float">
            <text:p>0.890218163530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881807774305344" calcext:value-type="float">
            <text:p>0.881807774305344</text:p>
          </table:table-cell>
          <table:table-cell office:value-type="float" office:value="0.891369645794233" calcext:value-type="float">
            <text:p>0.891369645794233</text:p>
          </table:table-cell>
          <table:table-cell office:value-type="float" office:value="0.896749486525854" calcext:value-type="float">
            <text:p>0.8967494865258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901642573873202" calcext:value-type="float">
            <text:p>0.901642573873202</text:p>
          </table:table-cell>
          <table:table-cell office:value-type="float" office:value="0.911089469989141" calcext:value-type="float">
            <text:p>0.911089469989141</text:p>
          </table:table-cell>
          <table:table-cell office:value-type="float" office:value="0.912341912587484" calcext:value-type="float">
            <text:p>0.912341912587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879219715793927" calcext:value-type="float">
            <text:p>0.879219715793927</text:p>
          </table:table-cell>
          <table:table-cell office:value-type="float" office:value="0.88809144794941" calcext:value-type="float">
            <text:p>0.88809144794941</text:p>
          </table:table-cell>
          <table:table-cell office:value-type="float" office:value="0.898123335838318" calcext:value-type="float">
            <text:p>0.898123335838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881292261679967" calcext:value-type="float">
            <text:p>0.881292261679967</text:p>
          </table:table-cell>
          <table:table-cell office:value-type="float" office:value="0.885568862160047" calcext:value-type="float">
            <text:p>0.885568862160047</text:p>
          </table:table-cell>
          <table:table-cell office:value-type="float" office:value="0.891129472851753" calcext:value-type="float">
            <text:p>0.891129472851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883835072318713" calcext:value-type="float">
            <text:p>0.883835072318713</text:p>
          </table:table-cell>
          <table:table-cell office:value-type="float" office:value="0.891038683056831" calcext:value-type="float">
            <text:p>0.891038683056831</text:p>
          </table:table-cell>
          <table:table-cell office:value-type="float" office:value="0.899146004517873" calcext:value-type="float">
            <text:p>0.899146004517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911789566278457" calcext:value-type="float">
            <text:p>0.911789566278457</text:p>
          </table:table-cell>
          <table:table-cell office:value-type="float" office:value="0.912613078951836" calcext:value-type="float">
            <text:p>0.912613078951836</text:p>
          </table:table-cell>
          <table:table-cell table:style-name="ce1" office:value-type="float" office:value="0.920199260115624" calcext:value-type="float">
            <text:p>0.9201992601156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905985563993454" calcext:value-type="float">
            <text:p>0.905985563993454</text:p>
          </table:table-cell>
          <table:table-cell office:value-type="float" office:value="0.918009966611862" calcext:value-type="float">
            <text:p>0.918009966611862</text:p>
          </table:table-cell>
          <table:table-cell table:style-name="ce1" office:value-type="float" office:value="0.927929252386093" calcext:value-type="float">
            <text:p>0.9279292523860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894714325666428" calcext:value-type="float">
            <text:p>0.894714325666428</text:p>
          </table:table-cell>
          <table:table-cell office:value-type="float" office:value="0.910097286105156" calcext:value-type="float">
            <text:p>0.910097286105156</text:p>
          </table:table-cell>
          <table:table-cell office:value-type="float" office:value="0.917834222316742" calcext:value-type="float">
            <text:p>0.9178342223167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919729843735695" calcext:value-type="float">
            <text:p>0.919729843735695</text:p>
          </table:table-cell>
          <table:table-cell office:value-type="float" office:value="0.919831603765488" calcext:value-type="float">
            <text:p>0.919831603765488</text:p>
          </table:table-cell>
          <table:table-cell office:value-type="float" office:value="0.917314186692238" calcext:value-type="float">
            <text:p>0.917314186692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900369361042976" calcext:value-type="float">
            <text:p>0.900369361042976</text:p>
          </table:table-cell>
          <table:table-cell office:value-type="float" office:value="0.913090094923973" calcext:value-type="float">
            <text:p>0.913090094923973</text:p>
          </table:table-cell>
          <table:table-cell office:value-type="float" office:value="0.91476871073246" calcext:value-type="float">
            <text:p>0.91476871073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906711310148239" calcext:value-type="float">
            <text:p>0.906711310148239</text:p>
          </table:table-cell>
          <table:table-cell office:value-type="float" office:value="0.904946371912956" calcext:value-type="float">
            <text:p>0.904946371912956</text:p>
          </table:table-cell>
          <table:table-cell table:style-name="ce1" office:value-type="float" office:value="0.923667997121811" calcext:value-type="float">
            <text:p>0.923667997121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917201086878777" calcext:value-type="float">
            <text:p>0.917201086878777</text:p>
          </table:table-cell>
          <table:table-cell office:value-type="float" office:value="0.919539451599121" calcext:value-type="float">
            <text:p>0.919539451599121</text:p>
          </table:table-cell>
          <table:table-cell office:value-type="float" office:value="0.916787639260292" calcext:value-type="float">
            <text:p>0.9167876392602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913296461105347" calcext:value-type="float">
            <text:p>0.913296461105347</text:p>
          </table:table-cell>
          <table:table-cell office:value-type="float" office:value="0.917197793722153" calcext:value-type="float">
            <text:p>0.917197793722153</text:p>
          </table:table-cell>
          <table:table-cell office:value-type="float" office:value="0.914970800280571" calcext:value-type="float">
            <text:p>0.914970800280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30T12:19:21.439731112</dc:date>
    <meta:editing-duration>PT1M11S</meta:editing-duration>
    <meta:editing-cycles>1</meta:editing-cycles>
    <meta:document-statistic meta:table-count="1" meta:cell-count="94" meta:object-count="0"/>
    <meta:generator>LibreOffice/6.0.7.3$Linux_X86_64 LibreOffice_project/00m0$Build-3</meta:generator>
  </office:meta>
</office:document-meta>
</file>